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size="12pt"/>
    </style:style>
    <style:style style:name="T2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3" style:family="text">
      <style:text-properties style:font-name="DejaVu Sans" fo:font-size="10pt" fo:language="en" fo:country="US" fo:font-style="normal" fo:font-weight="normal" style:language-asian="en" style:country-asian="US" style:font-name-complex="DejaVu Sans" style:font-size-complex="5.69999980926514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DejaVu Sans" fo:font-size="10pt" fo:language="en" fo:country="GB" fo:font-style="normal"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>
            <text:p><text:span text:style-name="T1">&amp;</text:span><text:span text:style-name="T2">P347465</text:span><text:span text:style-name="T1"> = OECT 15, 122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 Ashmolean 1923.34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 table:number-rows-repeated="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APIN x 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mērešti[cultivated field]N; 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'.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[...] 3.1/3 &lt;SILA₃&gt;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PIN $ŠEŠ 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u; n; qā[unit]N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mērešti[cultivated field]N; 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'.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[...] 3.1/3 &lt;SILA₃&gt;</text:p>
          </table:table-cell>
          <table:table-cell table:style-name="ce3"/>
          <table:table-cell table:style-name="ce7" office:value-type="string">
            <text:p>APIN $LUGAL x 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u; n; qā[unit]N; </text:p>
          </table:table-cell>
          <table:table-cell table:style-name="ce3"/>
          <table:table-cell table:style-name="ce7" office:value-type="string">
            <text:p>mērešti[cultivated field]N; u; 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4'.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[...]</text:p>
          </table:table-cell>
          <table:table-cell table:style-name="ce3"/>
          <table:table-cell table:style-name="ce8"/>
          <table:table-cell table:style-name="ce7" office:value-type="string">
            <text:p>APIN ARAD-ì-⸢lí⸣-[šu]</text:p>
          </table:table-cell>
          <table:table-cell table:number-columns-repeated="1018"/>
        </table:table-row>
        <table:table-row table:style-name="ro3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u; </text:p>
          </table:table-cell>
          <table:table-cell table:style-name="ce3"/>
          <table:table-cell table:style-name="ce8"/>
          <table:table-cell table:style-name="ce7" office:value-type="string">
            <text:p>mērešti[cultivated field]N; +Warad-ilišu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'.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1(U) 3(AŠ) &lt;GUR&gt; 3(BARIG) 4(BAN₂) 5 &lt;SILA₃&gt;</text:p>
          </table:table-cell>
          <table:table-cell table:style-name="ce3"/>
          <table:table-cell table:style-name="ce7" office:value-type="string">
            <text:p>APIN {d}SUEN-⸢ì-lí⸣ [...] 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n; n; kur[unit]N; n; n; n; qā[unit]N; </text:p>
          </table:table-cell>
          <table:table-cell table:style-name="ce3"/>
          <table:table-cell table:style-name="ce7" office:value-type="string">
            <text:p>mērešti[cultivated field]N; +Sin-ili[]PN$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'.</text:p>
          </table:table-cell>
          <table:table-cell table:style-name="ce3" office:value-type="string">
            <text:p>[...] </text:p>
          </table:table-cell>
          <table:table-cell table:style-name="ce3" office:value-type="string" table:number-columns-spanned="2" table:number-rows-spanned="1">
            <text:p>[e]-⸢zu-ub⸣ 1(BUR₂) 1(EŠE₃){gana₂}</text:p>
          </table:table-cell>
          <table:covered-table-cell table:style-name="ce3"/>
          <table:table-cell table:style-name="ce3"/>
          <table:table-cell table:style-name="ce11" office:value-type="string">
            <text:p><text:span text:style-name="T4">⸢</text:span><text:span text:style-name="T5">A.ŠÀ? DINGIR#-šu-ba-ni ša a-na ap-lum x x</text:span>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 table:number-columns-spanned="2" table:number-rows-spanned="1">
            <text:p>+ezib[except]PRP$ezub; n; n; </text:p>
          </table:table-cell>
          <table:covered-table-cell table:style-name="ce3"/>
          <table:table-cell table:style-name="ce3"/>
          <table:table-cell table:style-name="ce11" office:value-type="string">
            <text:p>eqel[field]N; +Ilšu-bani[]PN$; ša[that]REL; ana[for]PRP; Aplum[1]PN; 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7'.</text:p>
          </table:table-cell>
          <table:table-cell table:style-name="ce3" office:value-type="string">
            <text:p>[...]</text:p>
          </table:table-cell>
          <table:table-cell table:style-name="ce3"/>
          <table:table-cell table:style-name="ce8" table:number-columns-repeated="2"/>
          <table:table-cell table:style-name="ce11" office:value-type="string">
            <text:p><text:span text:style-name="T4">⸢</text:span><text:span text:style-name="T5">ša⸣ hi-im-&lt;&lt;x&gt;&gt;-ṣa-tum na-as-hu</text:span></text:p>
          </table:table-cell>
          <table:table-cell table:number-columns-repeated="1018"/>
        </table:table-row>
        <table:table-row table:style-name="ro3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/>
          <table:table-cell table:style-name="ce8" table:number-columns-repeated="2"/>
          <table:table-cell table:style-name="ce11" office:value-type="string">
            <text:p>ša[that]REL; +himṣu[torn away material//(commercial) profit]N'N$himṣātum; +nashu[torn out//excluded]AJ'AJ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'.</text:p>
          </table:table-cell>
          <table:table-cell table:style-name="ce3" office:value-type="string">
            <text:p>[...]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1(U) 5(AŠ) GUR</text:p>
          </table:table-cell>
          <table:table-cell table:style-name="ce3"/>
          <table:table-cell table:style-name="ce7" office:value-type="string">
            <text:p>APIN ia-x-ra-x-ri LÚ {iri}{d}SUEN-eri-ba{ki}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kur[unit]N; </text:p>
          </table:table-cell>
          <table:table-cell table:style-name="ce3"/>
          <table:table-cell table:style-name="ce7" office:value-type="string">
            <text:p>mērešti[cultivated field]N; +Ya-xxx-ri[]PN$; awīl[citizen]N; +Sin-eriba[]S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'.</text:p>
          </table:table-cell>
          <table:table-cell table:style-name="ce3"/>
          <table:table-cell table:style-name="ce7" office:value-type="string" table:number-columns-spanned="4" table:number-rows-spanned="1">
            <text:p>ŠA₃ ni-di-i-tum ṣi-bi-it EREN₂ UG₇ ša um-ma-tum NÍG.ŠU DUMU-EŠ₈.TÁR</text:p>
          </table:table-cell>
          <table:covered-table-cell table:style-name="ce3"/>
          <table:covered-table-cell table:style-name="ce3"/>
          <table:covered-table-cell table:style-name="ce3"/>
          <table:table-cell table:number-columns-repeated="1018"/>
        </table:table-row>
        <table:table-row table:style-name="ro4">
          <table:table-cell office:value-type="string">
            <text:p>#lem: </text:p>
          </table:table-cell>
          <table:table-cell table:style-name="ce3"/>
          <table:table-cell table:style-name="ce7" office:value-type="string" table:number-columns-spanned="4" table:number-rows-spanned="1">
            <text:p>ina[in]PRP$ina&amp;libbu[interior]N$libbi; +nidītu[unbuilt plot]N$nidītum; +ṣibtu[seizure//holding (of land)]N'N$ṣibit; ṣābī[troops]N; mītūtim[dead]AJ; ša[of]DET; +ummatu[main body//main army]N'N$; būš[property]N; +Mar-Ištar[]PN$</text:p>
          </table:table-cell>
          <table:covered-table-cell table:style-name="ce3"/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10'.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A.GAR₃# ha-šu-ur-rum BAL.RI KI {d}UTU.KU₄?.A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3">
          <table:table-cell office:value-type="string">
            <text:p>#lem: 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ugār[(communally controlled) meadow]N; +Hašurrum[]GN$; +ebertu[bank]N$eberti; +ašru[place]N$ašar; +erbu[entry+=west]N$ereb&amp;+šamšu[sun]N$šamšim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'.</text:p>
          </table:table-cell>
          <table:table-cell table:style-name="ce3" office:value-type="string">
            <text:p>5(IKU) 1/2(IKU)</text:p>
          </table:table-cell>
          <table:table-cell table:style-name="ce3" office:value-type="string">
            <text:p>2(U) &lt;GUR&gt;</text:p>
          </table:table-cell>
          <table:table-cell table:style-name="ce3" office:value-type="string">
            <text:p>2(AŠ) &lt;GUR&gt; 3(BARIG) 5(BAN₂) 3.1/3 &lt;SILA₃&gt;</text:p>
          </table:table-cell>
          <table:table-cell table:style-name="ce3"/>
          <table:table-cell table:style-name="ce7" office:value-type="string">
            <text:p>ša DUMU-MEŠ tam-ra-a-a-tum DAM.GÀR i-ku-l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n; n; qā[unit]N; </text:p>
          </table:table-cell>
          <table:table-cell table:style-name="ce3"/>
          <table:table-cell table:style-name="ce7" office:value-type="string">
            <text:p>ša[that]REL; mārū[son]N; +Tamrayyatum[]PN$; tamkārim[merchant]N; +akālu[eat//have usufruct of]V'V$īkulū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12'.</text:p>
          </table:table-cell>
          <table:table-cell table:style-name="ce3"/>
          <table:table-cell table:style-name="ce8"/>
          <table:table-cell table:style-name="ce7" office:value-type="string">
            <text:p>ù šu-nu</text:p>
          </table:table-cell>
          <table:table-cell table:style-name="ce3"/>
          <table:table-cell table:style-name="ce3" office:value-type="string">
            <text:p>ša UKU.UŠ-MEŠ LÚ {iri}kar-da-ha{ki}</text:p>
          </table:table-cell>
          <table:table-cell table:number-columns-repeated="1018"/>
        </table:table-row>
        <table:table-row table:style-name="ro3">
          <table:table-cell office:value-type="string">
            <text:p>#lem: </text:p>
          </table:table-cell>
          <table:table-cell table:style-name="ce3"/>
          <table:table-cell table:style-name="ce8"/>
          <table:table-cell table:style-name="ce7" office:value-type="string">
            <text:p>u[and]CNJ; +šunu[they//those]IP'IP$; </text:p>
          </table:table-cell>
          <table:table-cell table:style-name="ce3"/>
          <table:table-cell table:style-name="ce3" office:value-type="string">
            <text:p>ša[of]DET; rēdî[soldier]N; +awīlu[man//citizen]N'N$awīlī; +Kardaha[]S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13'.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A.GÀR al-ba-na <text:span text:style-name="T3">BAL.RI KI {d}UTU.È.A</text:span></text:p>
          </table:table-cell>
          <table:covered-table-cell table:style-name="ce3"/>
          <table:covered-table-cell table:style-name="ce3" office:value-type="string">
            <text:p>bal.ri ki {d}utu-è.a</text:p>
          </table:covered-table-cell>
          <table:table-cell table:number-columns-repeated="1018"/>
        </table:table-row>
        <table:table-row table:style-name="ro3">
          <table:table-cell office:value-type="string">
            <text:p>#lem: </text:p>
          </table:table-cell>
          <table:table-cell table:style-name="ce3"/>
          <table:table-cell table:style-name="ce8"/>
          <table:table-cell table:style-name="ce7" office:value-type="string" table:number-columns-spanned="3" table:number-rows-spanned="1">
            <text:p>ugār[(communally controlled) meadow]N; +Albana[]GN$; eberti[other side]N; ašar[place]N; +ṣītu[exit+=east]N$ṣīt&amp;+šamšu[sun]N$šamšim</text:p>
          </table:table-cell>
          <table:covered-table-cell table:style-name="ce3"/>
          <table:covered-table-cell table:style-name="ce3" office:value-type="string">
            <text:p>bal.ri ki {d}utu-è.a</text:p>
          </table:covered-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$ single ruling</text:p>
          </table:table-cell>
          <table:table-cell table:style-name="ce3"/>
          <table:table-cell table:style-name="ce8"/>
          <table:table-cell table:style-name="ce7"/>
          <table:table-cell table:style-name="ce3" table:number-columns-repeated="2"/>
          <table:table-cell table:number-columns-repeated="1018"/>
        </table:table-row>
        <table:table-row table:style-name="ro3">
          <table:table-cell office:value-type="string">
            <text:p>14'.</text:p>
          </table:table-cell>
          <table:table-cell table:style-name="ce4"/>
          <table:table-cell table:style-name="ce9"/>
          <table:table-cell table:style-name="ce10" office:value-type="string" table:number-columns-spanned="3" table:number-rows-spanned="1">
            <text:p>7(BUR₃) 1(EŠE₃) 5(IKU){gana₂} A.ŠÀ AB.SÍN</text:p>
          </table:table-cell>
          <table:covered-table-cell table:style-name="ce4"/>
          <table:covered-table-cell table:style-name="ce4"/>
          <table:table-cell table:number-columns-repeated="1018"/>
        </table:table-row>
        <table:table-row table:style-name="ro3">
          <table:table-cell office:value-type="string">
            <text:p>#lem: </text:p>
          </table:table-cell>
          <table:table-cell table:style-name="ce4"/>
          <table:table-cell table:style-name="ce9"/>
          <table:table-cell table:style-name="ce10" office:value-type="string" table:number-columns-spanned="3" table:number-rows-spanned="1">
            <text:p>n; n; n; eqel[area]N; šerʾātim[furrow]N</text:p>
          </table:table-cell>
          <table:covered-table-cell table:style-name="ce4"/>
          <table:covered-table-cell table:style-name="ce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5'.</text:p>
          </table:table-cell>
          <table:table-cell table:style-name="ce3" office:value-type="string" table:number-columns-spanned="5" table:number-rows-spanned="1">
            <text:p>ŠE-BI 1(GEŠ₂) 1(U) 3(AŠ) &lt;GUR&gt; 4(BAN₂) 7.1/2 SÌLA ŠE.GUR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5" table:number-rows-spanned="1">
            <text:p>šeʾšu[grain]N; n; n; n; kur[unit]N; n; n; qā[unit]N; šeʾim[grain]N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6'.</text:p>
          </table:table-cell>
          <table:table-cell table:style-name="ce5" table:number-columns-repeated="2"/>
          <table:table-cell table:style-name="ce5" office:value-type="string">
            <text:p>NÍG.ŠU</text:p>
          </table:table-cell>
          <table:table-cell table:style-name="ce5"/>
          <table:table-cell table:style-name="ce5" office:value-type="string">
            <text:p>DUMU-EŠ₈.TÁR ša a-na EREN₂ $HU x $DA x na-ad-nu#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5" table:number-columns-repeated="2"/>
          <table:table-cell table:style-name="ce5" office:value-type="string">
            <text:p>būš[property]N; </text:p>
          </table:table-cell>
          <table:table-cell table:style-name="ce5"/>
          <table:table-cell table:style-name="ce5" office:value-type="string">
            <text:p>Mar-Ištar[1]PN; ša[that]REL; ana[to]PRP; ṣābī[troops]N; u; u; u; u; +nadnu[given]AJ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office:value-type="string">
            <text:p>17'.</text:p>
          </table:table-cell>
          <table:table-cell table:style-name="ce6" office:value-type="string">
            <text:p>1(BUR₃) 1(EŠE₃)</text:p>
          </table:table-cell>
          <table:table-cell table:style-name="ce4" office:value-type="string">
            <text:p>2(U) &lt;GUR&gt;</text:p>
          </table:table-cell>
          <table:table-cell table:style-name="ce6" office:value-type="string">
            <text:p>1(U) 3(AŠ) &lt;GUR&gt; 1(BARIG) 4(BAN₂)</text:p>
          </table:table-cell>
          <table:table-cell table:style-name="ce4"/>
          <table:table-cell table:style-name="ce4" office:value-type="string">
            <text:p>$BE {d}SUEN-[ú]-se₂#-li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6" office:value-type="string">
            <text:p>n; n; </text:p>
          </table:table-cell>
          <table:table-cell table:style-name="ce4" office:value-type="string">
            <text:p>n; kur[unit]N; </text:p>
          </table:table-cell>
          <table:table-cell table:style-name="ce6" office:value-type="string">
            <text:p>n; n; kur[unit]N; n; n; </text:p>
          </table:table-cell>
          <table:table-cell table:style-name="ce4"/>
          <table:table-cell table:style-name="ce4" office:value-type="string">
            <text:p>u; +Sin-uselli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8'.</text:p>
          </table:table-cell>
          <table:table-cell table:style-name="ce3"/>
          <table:table-cell table:style-name="ce3" office:value-type="string">
            <text:p>PAP</text:p>
          </table:table-cell>
          <table:table-cell table:style-name="ce3" office:value-type="string" table:number-columns-spanned="3" table:number-rows-spanned="1">
            <text:p>GIBIL ṣi-bi-it [...-be]-el-šu-nu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/>
          <table:table-cell table:style-name="ce3" office:value-type="string">
            <text:p>napharum[total]N; </text:p>
          </table:table-cell>
          <table:table-cell table:style-name="ce3" office:value-type="string" table:number-columns-spanned="3" table:number-rows-spanned="1">
            <text:p>+eššu[new]AJ$eššum; ṣibit[holding (of land)]N; +Xxx-belšunu[]PN$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9'.</text:p>
          </table:table-cell>
          <table:table-cell table:style-name="ce3" table:number-columns-repeated="3"/>
          <table:table-cell table:style-name="ce3" office:value-type="string" table:number-columns-spanned="3" table:number-rows-spanned="1">
            <text:p>NÍG.ŠU LÚ DIDLI {iri}[x].KAM</text:p>
          </table:table-cell>
          <table:covered-table-cell table:style-name="ce3"/>
          <table:covered-table-cell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3" table:number-rows-spanned="1">
            <text:p>būš[property]N; awīlī[citizen]N; wēdûtim[prominent]AJ; u</text:p>
          </table:table-cell>
          <table:covered-table-cell table:style-name="ce3"/>
          <table:covered-table-cell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0'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.GÀR ku-bu-ul na-ad#-[nu? ...]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ugār[(communally controlled) meadow]N; +Kubul[]GN$; nadnu[given]AJ; u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1'.</text:p>
          </table:table-cell>
          <table:table-cell table:style-name="ce5" table:number-columns-repeated="2"/>
          <table:table-cell table:style-name="ce5" office:value-type="string" table:number-columns-spanned="3" table:number-rows-spanned="1">
            <text:p>{iri}bu-ú-lum{ki} [...] $IGI x <text:span text:style-name="T3">$NU</text:span></text:p>
          </table:table-cell>
          <table:covered-table-cell table:style-name="ce5"/>
          <table:covered-table-cell table:style-name="ce5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5" table:number-columns-repeated="2"/>
          <table:table-cell table:style-name="ce5" office:value-type="string" table:number-columns-spanned="3" table:number-rows-spanned="1">
            <text:p>+Bulum[]SN$; u; u; u; u</text:p>
          </table:table-cell>
          <table:covered-table-cell table:style-name="ce5"/>
          <table:covered-table-cell table:style-name="ce5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office:value-type="string">
            <text:p>22'.</text:p>
          </table:table-cell>
          <table:table-cell table:style-name="ce4" office:value-type="string">
            <text:p>1(BUR₃)</text:p>
          </table:table-cell>
          <table:table-cell table:style-name="ce4" office:value-type="string">
            <text:p>1(U) &lt;GUR&gt;</text:p>
          </table:table-cell>
          <table:table-cell table:style-name="ce4" office:value-type="string">
            <text:p><text:s/>5(AŠ) GUR</text:p>
          </table:table-cell>
          <table:table-cell table:style-name="ce4"/>
          <table:table-cell table:style-name="ce4" office:value-type="string">
            <text:p>$BE $ŠU? $DA? $Ú [...] x-da-ti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u; u; u; u; 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3'.</text:p>
          </table:table-cell>
          <table:table-cell table:style-name="Default"/>
          <table:table-cell table:style-name="ce3" office:value-type="string">
            <text:p>PAP</text:p>
          </table:table-cell>
          <table:table-cell table:style-name="ce3" office:value-type="string" table:number-columns-spanned="3" table:number-rows-spanned="1">
            <text:p>GIBIL ṣi-bi-it a-bu-wa-qar [DUMU nu]-ur-{d}kab-ta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3" office:value-type="string">
            <text:p>napharum[total]N; </text:p>
          </table:table-cell>
          <table:table-cell table:style-name="ce3" office:value-type="string" table:number-columns-spanned="3" table:number-rows-spanned="1">
            <text:p>eššum[new]AJ; ṣibit[holding (of land)]N; Abu-waqar[1]PN; mār[son]N; +Nur-Kabta[]PN$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4'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PIN li-pí-it-EŠ₈.TÁR LÚ {iri}[ša]-ha-nu{ki}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mērešti[cultivated field]N; +Lipit-Ištar[]PN$; awīl[citizen]N; +Šahanu[]SN$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bottom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>
            <text:p>1. |</text:p>
          </table:table-cell>
          <table:table-cell table:style-name="ce3" office:value-type="string" table:number-columns-spanned="2" table:number-rows-spanned="1">
            <text:p>A.GÀR al-ba-na</text:p>
          </table:table-cell>
          <table:covered-table-cell table:style-name="ce3"/>
          <table:table-cell table:style-name="Default"/>
          <table:table-cell table:style-name="ce3" table:number-columns-repeated="2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2" table:number-rows-spanned="1">
            <text:p>ugār[(communally controlled) meadow]N; Albana[1]GN</text:p>
          </table:table-cell>
          <table:covered-table-cell table:style-name="ce3"/>
          <table:table-cell table:style-name="Default"/>
          <table:table-cell table:style-name="ce3" table:number-columns-repeated="2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 |</text:p>
          </table:table-cell>
          <table:table-cell table:style-name="ce3" office:value-type="string">
            <text:p>NÍG.ŠU {d}SUEN-im-gur-an-ni DUMU DUMU-EŠ₈.TÁR</text:p>
          </table:table-cell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būš[property]N; +Sin-imguranni[]PN$; mār[son]N; +Mar-Ištar[]PN$</text:p>
          </table:table-cell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style-name="ce3"/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2">
          <table:table-cell office:value-type="string">
            <text:p>1.</text:p>
          </table:table-cell>
          <table:table-cell table:style-name="ce3" office:value-type="string">
            <text:p>5(IKU) 1/2(IKU)</text:p>
          </table:table-cell>
          <table:table-cell table:style-name="ce3" office:value-type="string">
            <text:p>2(U) &lt;GUR&gt;</text:p>
          </table:table-cell>
          <table:table-cell table:style-name="ce3" office:value-type="string">
            <text:p>3(AŠ) &lt;GUR&gt; 1(BAN₂) 6.2/3 &lt;SILA₃&gt;</text:p>
          </table:table-cell>
          <table:table-cell table:style-name="ce3"/>
          <table:table-cell table:style-name="ce3" office:value-type="string">
            <text:p>ta-ri-bu-um ERÍN $KA $BÀD $TUR $TUR $NI $BU $KI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n; qā[unit]N; </text:p>
          </table:table-cell>
          <table:table-cell table:style-name="ce3"/>
          <table:table-cell table:style-name="ce3" office:value-type="string">
            <text:p>X; X; u; u; u; u; u; 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ce3" office:value-type="string" table:number-columns-spanned="3" table:number-rows-spanned="1">
            <text:p>a-na <text:s/>EREN₂ ri-bi</text:p>
          </table:table-cell>
          <table:covered-table-cell table:style-name="ce3"/>
          <table:covered-table-cell table:style-name="ce3"/>
          <table:table-cell table:style-name="ce3"/>
          <table:table-cell table:style-name="ce3" office:value-type="string">
            <text:p>e-zu-ub KI-1 KI-2 ṣa-ab-t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3" table:number-rows-spanned="1">
            <text:p>ana[for]PRP; ṣābī[troops]N; +rību[replacement]N$rībī; </text:p>
          </table:table-cell>
          <table:covered-table-cell table:style-name="ce3"/>
          <table:covered-table-cell table:style-name="ce3"/>
          <table:table-cell table:style-name="ce3"/>
          <table:table-cell table:style-name="ce3" office:value-type="string">
            <text:p>ezub[except]PRP; n; n; +ṣabtu[captured]AJ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-na UKU.UŠ-MEŠ NÍG.ŠU zi-kir-ì-lí-šu ša a-na EREN₂ ri-bi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na[for]PRP; rēdî[soldier]N; būš[property]N; Zikir-ilišu[1]PN; ša[that]REL; ana[for]PRP; ṣābī[troops]N; rībī[replacement]N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A.GÀR al-ba-na ṣi-bi-it LÚ {iri}kar-da-ha{ki}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ugār[(communally controlled) meadow]N; Albana[1]GN; ṣibit[holding (of land)]N; awīlī[citizen]N; Kardaha[1]SN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>
            <text:p>5.</text:p>
          </table:table-cell>
          <table:table-cell table:style-name="ce4" office:value-type="string">
            <text:p>1(BUR₃)</text:p>
          </table:table-cell>
          <table:table-cell table:style-name="ce4" office:value-type="string">
            <text:p>2(U) &lt;GUR&gt;</text:p>
          </table:table-cell>
          <table:table-cell table:style-name="ce4" office:value-type="string">
            <text:p>1(U) GUR</text:p>
          </table:table-cell>
          <table:table-cell table:style-name="ce4"/>
          <table:table-cell table:style-name="ce4" office:value-type="string">
            <text:p>APIN hu-wa-a-tum SIPA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mērešti[cultivated field]N; +Huwatum[]PN$; +rēʾû[shepherd]N$rēʾîm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2(U) &lt;GUR&gt;</text:p>
          </table:table-cell>
          <table:table-cell table:style-name="ce4" office:value-type="string">
            <text:p>1(U) GUR</text:p>
          </table:table-cell>
          <table:table-cell table:style-name="ce3"/>
          <table:table-cell table:style-name="ce3" office:value-type="string">
            <text:p>APIN ib-ni-{d}IŠKUR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3"/>
          <table:table-cell table:style-name="ce3" office:value-type="string">
            <text:p>mērešti[cultivated field]N; +Ibni-Adad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.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ŠÀ $NA $BE mu-tum-DINGIR DUMU ṣi-ia-tum</text:p>
          </table:table-cell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ina[in]PRP$ina&amp;libbu[interior]N$libbi; u; u; X; mār[son]N; +Ṣiatum[]PN$</text:p>
          </table:table-cell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table:style-name="ce3" table:number-columns-repeated="2"/>
          <table:table-cell table:style-name="ce3" office:value-type="string">
            <text:p>ṣi-bi-it</text:p>
          </table:table-cell>
          <table:table-cell table:style-name="ce3"/>
          <table:table-cell table:style-name="ce3" office:value-type="string">
            <text:p>ra-bi-an BAD₃{ki} EREN₂ 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>
            <text:p>ṣibit[holding (of land)]N; </text:p>
          </table:table-cell>
          <table:table-cell table:style-name="ce3"/>
          <table:table-cell table:style-name="ce3" office:value-type="string">
            <text:p>+rabiānu[mayor]N$rabiān; +Der[]SN$; ṣābum[troops]N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3(U) &lt;GUR&gt;</text:p>
          </table:table-cell>
          <table:table-cell table:style-name="ce4" office:value-type="string">
            <text:p>1(U) 5(AŠ) GUR</text:p>
          </table:table-cell>
          <table:table-cell table:style-name="ce3"/>
          <table:table-cell table:style-name="ce3" office:value-type="string">
            <text:p>APIN ip-qú-ú-a-[tum ra-bi-a-nu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3"/>
          <table:table-cell table:style-name="ce3" office:value-type="string">
            <text:p>mērešti[cultivated field]N; +Ipquatum[]PN$; +rabiānu[mayor]N$rabiān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3(U) &lt;GUR&gt;</text:p>
          </table:table-cell>
          <table:table-cell table:style-name="ce4" office:value-type="string">
            <text:p>1(U) 5(AŠ) GUR</text:p>
          </table:table-cell>
          <table:table-cell table:style-name="ce3"/>
          <table:table-cell table:style-name="ce3" office:value-type="string">
            <text:p>APIN {d}SUEN-a-a-ba-[aš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3"/>
          <table:table-cell table:style-name="ce3" office:value-type="string">
            <text:p>mērešti[cultivated field]N; +Sin-ayyabaš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.</text:p>
          </table:table-cell>
          <table:table-cell table:style-name="ce3" office:value-type="string">
            <text:p>1(EŠE₃) 3(IKU)</text:p>
          </table:table-cell>
          <table:table-cell table:style-name="ce3" office:value-type="string">
            <text:p>2(U) &lt;GUR&gt;</text:p>
          </table:table-cell>
          <table:table-cell table:style-name="ce4" office:value-type="string">
            <text:p>5(AŠ) GUR</text:p>
          </table:table-cell>
          <table:table-cell table:style-name="ce3"/>
          <table:table-cell table:style-name="ce3" office:value-type="string">
            <text:p>APIN ṣi-lí-ì-lí ù 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3"/>
          <table:table-cell table:style-name="ce3" office:value-type="string">
            <text:p>mērešti[cultivated field]N; +Ṣilli-ili[]PN$; u[and]CNJ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2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ṣi-bi-it {d}SUEN-i-qí-ša-am EREN₂ $KA [...]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ṣibit[holding (of land)]N; +Sin-iqišam[]PN$; ṣābum[troops]N; u; u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3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e-zu-ub 1(U) 5(AŠ) GUR ša be-lí-iš-di-ka-x [...]</text:p>
          </table:table-cell>
          <table:covered-table-cell table:style-name="ce4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ezub[except]PRP; n; n; kur[unit]N; ša[that]REL; +Beliš-xxx[]PN$; u</text:p>
          </table:table-cell>
          <table:covered-table-cell table:style-name="ce4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4.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{m}ì-lí-tu#-ra-am# UKU.UŠ $GAR $AN DUMU-EŠ₈.TÁR x [...] $RI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 table:number-columns-spanned="3" table:number-rows-spanned="1">
            <text:p>+Ili-turam[]PN$; rēdû[soldier]N; u; u; Mar-Ištar[1]PN; u; u; u</text:p>
          </table:table-cell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5.</text:p>
          </table:table-cell>
          <table:table-cell table:style-name="ce3" office:value-type="string">
            <text:p>1(BUR₃)</text:p>
          </table:table-cell>
          <table:table-cell table:style-name="ce3" office:value-type="string">
            <text:p>3(U) &lt;GUR&gt;</text:p>
          </table:table-cell>
          <table:table-cell table:style-name="ce4" office:value-type="string">
            <text:p>1(U) 5(AŠ) GUR</text:p>
          </table:table-cell>
          <table:table-cell table:style-name="ce3"/>
          <table:table-cell table:style-name="ce3" office:value-type="string">
            <text:p>$BE {d}SUEN-ma-gir DUMU {d}SUEN-re-me-ni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3"/>
          <table:table-cell table:style-name="ce3" office:value-type="string">
            <text:p>u; Sin-magir[1]PN; mār[son]N; +Sin-remeni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6.</text:p>
          </table:table-cell>
          <table:table-cell table:style-name="ce3" table:number-columns-repeated="4"/>
          <table:table-cell table:style-name="ce3" office:value-type="string">
            <text:p>APIN ip-qú-ú-a-tum ra-bi-a-n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4"/>
          <table:table-cell table:style-name="ce3" office:value-type="string">
            <text:p>mērešti[cultivated field]N; Ipquatum[1]PN; rabiānu[mayor]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7.</text:p>
          </table:table-cell>
          <table:table-cell table:style-name="ce3"/>
          <table:table-cell table:style-name="ce3" office:value-type="string" table:number-columns-spanned="4" table:number-rows-spanned="1">
            <text:p>li-ib-bu 1(BURʾU) 4(BUR₃) 2(EŠE₃){gana₂} ŠU.NIGÍN LÚ {iri}ki-ip-ra-am{ki}</text:p>
          </table:table-cell>
          <table:covered-table-cell table:style-name="ce3"/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/>
          <table:table-cell table:style-name="ce3" office:value-type="string" table:number-columns-spanned="4" table:number-rows-spanned="1">
            <text:p>+libbū[from out of]AV$; n; n; n; naphar[total]N; awīlī[citizen]N; +Kipram[]SN$</text:p>
          </table:table-cell>
          <table:covered-table-cell table:style-name="ce3"/>
          <table:covered-table-cell table:style-name="ce3"/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8.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GÚ {íd}IDIGNA</text:p>
          </table:table-cell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ah[bank]N; +Tigris[]WN$</text:p>
          </table:table-cell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9.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NIG₂.ŠU {m}[im]-di-i-lum ša a-na ta-ri-bu-um iš-ti</text:p>
          </table:table-cell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būš[property]N; +Imdilum[]PN$; ša[that]REL; ana[to]PRP; +Taribum[]PN$; +išti[with]PRP$</text:p>
          </table:table-cell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0.</text:p>
          </table:table-cell>
          <table:table-cell table:style-name="ce3" table:number-columns-repeated="2"/>
          <table:table-cell table:style-name="ce3" office:value-type="string">
            <text:p>A.GÀR-MEŠ?#</text:p>
          </table:table-cell>
          <table:table-cell table:style-name="ce3"/>
          <table:table-cell table:style-name="ce3" office:value-type="string">
            <text:p>[(...)] na-ad-n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2"/>
          <table:table-cell table:style-name="ce3" office:value-type="string">
            <text:p>+ugāru[(communally controlled) meadow]N$ugārātim; </text:p>
          </table:table-cell>
          <table:table-cell table:style-name="ce3"/>
          <table:table-cell table:style-name="ce3" office:value-type="string">
            <text:p>u; nadnū[given]AJ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>
            <text:p>21.</text:p>
          </table:table-cell>
          <table:table-cell table:style-name="ce3" office:value-type="string">
            <text:p>[...]</text:p>
          </table:table-cell>
          <table:table-cell table:style-name="ce3" office:value-type="string" table:number-columns-spanned="2" table:number-rows-spanned="1">
            <text:p>5(BUR) 1(EŠE₃) 3(IKU) 1.10 [SAR]</text:p>
          </table:table-cell>
          <table:covered-table-cell table:style-name="ce3"/>
          <table:table-cell table:style-name="ce3" office:value-type="string">
            <text:p>$BI</text:p>
          </table:table-cell>
          <table:table-cell table:style-name="ce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</text:p>
          </table:table-cell>
          <table:table-cell table:style-name="ce3" office:value-type="string" table:number-columns-spanned="2" table:number-rows-spanned="1">
            <text:p>n; n; n; n; mūšar[unit]N; </text:p>
          </table:table-cell>
          <table:covered-table-cell table:style-name="ce3"/>
          <table:table-cell table:style-name="ce3" office:value-type="string">
            <text:p>u; </text:p>
          </table:table-cell>
          <table:table-cell table:style-name="ce3"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rest of reverse missing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Cultivated land of ... [...]</text:p>
          </table:table-cell>
          <table:table-cell table:number-columns-repeated="1018"/>
        </table:table-row>
        <table:table-row table:style-name="ro2">
          <table:table-cell office:value-type="string">
            <text:p>2'.</text:p>
          </table:table-cell>
          <table:table-cell table:number-columns-repeated="2" office:value-type="string">
            <text:p>[...]</text:p>
          </table:table-cell>
          <table:table-cell office:value-type="string">
            <text:p>[...] 3 1/3 @sila</text:p>
          </table:table-cell>
          <table:table-cell office:value-type="string">
            <text:p>...</text:p>
          </table:table-cell>
          <table:table-cell office:value-type="string">
            <text:p>Cultivated land of ... [...]</text:p>
          </table:table-cell>
          <table:table-cell table:number-columns-repeated="1018"/>
        </table:table-row>
        <table:table-row table:style-name="ro2">
          <table:table-cell office:value-type="string">
            <text:p>3'.</text:p>
          </table:table-cell>
          <table:table-cell table:number-columns-repeated="2" office:value-type="string">
            <text:p>[...]</text:p>
          </table:table-cell>
          <table:table-cell office:value-type="string">
            <text:p>[...] 3 1/3 @sila</text:p>
          </table:table-cell>
          <table:table-cell/>
          <table:table-cell office:value-type="string">
            <text:p>Cultivated land of ... [...]</text:p>
          </table:table-cell>
          <table:table-cell table:number-columns-repeated="1018"/>
        </table:table-row>
        <table:table-row table:style-name="ro2">
          <table:table-cell office:value-type="string">
            <text:p>4'.</text:p>
          </table:table-cell>
          <table:table-cell table:number-columns-repeated="2" office:value-type="string">
            <text:p>[...]</text:p>
          </table:table-cell>
          <table:table-cell table:number-columns-repeated="2"/>
          <table:table-cell office:value-type="string">
            <text:p>Cultivated land of Warad-ilišu</text:p>
          </table:table-cell>
          <table:table-cell table:number-columns-repeated="1018"/>
        </table:table-row>
        <table:table-row table:style-name="ro2">
          <table:table-cell office:value-type="string">
            <text:p>5'.</text:p>
          </table:table-cell>
          <table:table-cell table:number-columns-repeated="2" office:value-type="string">
            <text:p>[...]</text:p>
          </table:table-cell>
          <table:table-cell office:value-type="string">
            <text:p>13 @gur 225 @sila</text:p>
          </table:table-cell>
          <table:table-cell/>
          <table:table-cell office:value-type="string">
            <text:p>Cultivated land of Sin-ili [...]</text:p>
          </table:table-cell>
          <table:table-cell table:number-columns-repeated="1018"/>
        </table:table-row>
        <table:table-row table:style-name="ro2">
          <table:table-cell office:value-type="string">
            <text:p>6'.</text:p>
          </table:table-cell>
          <table:table-cell office:value-type="string">
            <text:p>[...]</text:p>
          </table:table-cell>
          <table:table-cell office:value-type="string" table:number-columns-spanned="4" table:number-rows-spanned="1">
            <text:p>except for 24 @iku, Ilšu-bani's field that was ... to Aplum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string">
            <text:p>7'.</text:p>
          </table:table-cell>
          <table:table-cell office:value-type="string">
            <text:p>[...]</text:p>
          </table:table-cell>
          <table:table-cell table:number-columns-repeated="3"/>
          <table:table-cell office:value-type="string">
            <text:p>that was was @?excluded (from) the profits?@</text:p>
          </table:table-cell>
          <table:table-cell table:number-columns-repeated="1018"/>
        </table:table-row>
        <table:table-row table:style-name="ro2">
          <table:table-cell office:value-type="string">
            <text:p>8'.</text:p>
          </table:table-cell>
          <table:table-cell office:value-type="string">
            <text:p>[...]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Cultivated land of <text:s/>Ya...ri, citizen of Sin-eriba town</text:p>
          </table:table-cell>
          <table:table-cell table:number-columns-repeated="1018"/>
        </table:table-row>
        <table:table-row table:style-name="ro2">
          <table:table-cell office:value-type="string">
            <text:p>9'.</text:p>
          </table:table-cell>
          <table:table-cell/>
          <table:table-cell office:value-type="string" table:number-columns-spanned="4" table:number-rows-spanned="1">
            <text:p>From the unbuilt land, holdings of the dead troops from the main army, property of Mar-Ištar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string">
            <text:p>10'.</text:p>
          </table:table-cell>
          <table:table-cell table:number-columns-repeated="2"/>
          <table:table-cell office:value-type="string" table:number-columns-spanned="3" table:number-rows-spanned="1">
            <text:p>Meadowland of Hašurrum, on the west bank (of the river) 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11'.</text:p>
          </table:table-cell>
          <table:table-cell office:value-type="string">
            <text:p>5 <text:s/>1/2 @iku</text:p>
          </table:table-cell>
          <table:table-cell office:value-type="string">
            <text:p>20 @gur</text:p>
          </table:table-cell>
          <table:table-cell office:value-type="string">
            <text:p>2 @gur 213 1/3 @sila</text:p>
          </table:table-cell>
          <table:table-cell/>
          <table:table-cell office:value-type="string">
            <text:p>that the sons of Tamrayatum the merchant have usufruct of</text:p>
          </table:table-cell>
          <table:table-cell table:number-columns-repeated="1018"/>
        </table:table-row>
        <table:table-row table:style-name="ro2">
          <table:table-cell office:value-type="string">
            <text:p>12'.</text:p>
          </table:table-cell>
          <table:table-cell table:number-columns-repeated="2"/>
          <table:table-cell office:value-type="string" table:number-columns-spanned="3" table:number-rows-spanned="1">
            <text:p>and those of the soldiers, citizens of Kardaha town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13'.</text:p>
          </table:table-cell>
          <table:table-cell table:number-columns-repeated="2"/>
          <table:table-cell office:value-type="string" table:number-columns-spanned="3" table:number-rows-spanned="1">
            <text:p>Meadowland of Albana, on the east bank (of the river)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4'.</text:p>
          </table:table-cell>
          <table:table-cell table:number-columns-repeated="2"/>
          <table:table-cell office:value-type="string" table:number-columns-spanned="3" table:number-rows-spanned="1">
            <text:p>137 @iku, cultivated area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15'.</text:p>
          </table:table-cell>
          <table:table-cell office:value-type="string" table:number-columns-spanned="5" table:number-rows-spanned="1">
            <text:p>Its grain is 73 @gur, 47 1/2 @sila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16'.</text:p>
          </table:table-cell>
          <table:table-cell table:number-columns-repeated="2"/>
          <table:table-cell office:value-type="string" table:number-columns-spanned="3" table:number-rows-spanned="1">
            <text:p>Property of Mar-Ištar which was given to the troops ...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7'.</text:p>
          </table:table-cell>
          <table:table-cell office:value-type="string">
            <text:p>24 @iku</text:p>
          </table:table-cell>
          <table:table-cell office:value-type="string">
            <text:p>20 @gur</text:p>
          </table:table-cell>
          <table:table-cell office:value-type="string">
            <text:p>13 @gur 100 @sila</text:p>
          </table:table-cell>
          <table:table-cell/>
          <table:table-cell office:value-type="string">
            <text:p>... Sin-ušelli</text:p>
          </table:table-cell>
          <table:table-cell table:number-columns-repeated="1018"/>
        </table:table-row>
        <table:table-row table:style-name="ro2">
          <table:table-cell office:value-type="string">
            <text:p>18'.</text:p>
          </table:table-cell>
          <table:table-cell/>
          <table:table-cell office:value-type="string" table:number-columns-spanned="4" table:number-rows-spanned="1">
            <text:p>@?New total?@ for the holding of [...]-belšunu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string">
            <text:p>19'.</text:p>
          </table:table-cell>
          <table:table-cell table:number-columns-repeated="3"/>
          <table:table-cell office:value-type="string" table:number-columns-spanned="2" table:number-rows-spanned="1">
            <text:p>Property of prominent citizens of .... town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20'.</text:p>
          </table:table-cell>
          <table:table-cell table:number-columns-repeated="2"/>
          <table:table-cell office:value-type="string" table:number-columns-spanned="3" table:number-rows-spanned="1">
            <text:p>Meadlowand of Kubul @?given?@ [...]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21'.</text:p>
          </table:table-cell>
          <table:table-cell table:number-columns-repeated="2"/>
          <table:table-cell office:value-type="string" table:number-columns-spanned="3" table:number-rows-spanned="1">
            <text:p>Bulum town [...] ...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2'.</text:p>
          </table:table-cell>
          <table:table-cell office:value-type="string">
            <text:p>18 @iku</text:p>
          </table:table-cell>
          <table:table-cell office:value-type="string">
            <text:p>10 @gur</text:p>
          </table:table-cell>
          <table:table-cell office:value-type="string">
            <text:p>5 @gur</text:p>
          </table:table-cell>
          <table:table-cell/>
          <table:table-cell office:value-type="string">
            <text:p>... [...] ...</text:p>
          </table:table-cell>
          <table:table-cell table:number-columns-repeated="1018"/>
        </table:table-row>
        <table:table-row table:style-name="ro2">
          <table:table-cell office:value-type="string">
            <text:p>23'.</text:p>
          </table:table-cell>
          <table:table-cell/>
          <table:table-cell office:value-type="string" table:number-columns-spanned="4" table:number-rows-spanned="1">
            <text:p>@?New total?@ for the holding of Abu-waqar, [@?son?@] of Nur-Kabta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string">
            <text:p>24'.</text:p>
          </table:table-cell>
          <table:table-cell/>
          <table:table-cell office:value-type="string" table:number-columns-spanned="4" table:number-rows-spanned="1">
            <text:p>Cultivated land of Lipit-Ištar, citizen of Šahanu town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string">
            <text:p>@bottom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>
            <text:p>Meadowland of Albana</text:p>
          </table:table-cell>
          <table:table-cell table:number-columns-repeated="1022"/>
        </table:table-row>
        <table:table-row table:style-name="ro2">
          <table:table-cell office:value-type="string">
            <text:p>2. |</text:p>
          </table:table-cell>
          <table:table-cell office:value-type="string">
            <text:p>Property of Sin-imguranni, son of Mar-Ištar</text:p>
          </table:table-cell>
          <table:table-cell table:number-columns-repeated="1022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5 <text:s/>1/2 @iku</text:p>
          </table:table-cell>
          <table:table-cell office:value-type="string">
            <text:p>20 @gur</text:p>
          </table:table-cell>
          <table:table-cell office:value-type="string">
            <text:p>3 @gur 16 2/3 sila</text:p>
          </table:table-cell>
          <table:table-cell/>
          <table:table-cell office:value-type="string">
            <text:p>Taribum ...</text:p>
          </table:table-cell>
          <table:table-cell table:number-columns-repeated="1018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for the replacement troops, except first, second @?are captured?@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3.</text:p>
          </table:table-cell>
          <table:table-cell table:number-columns-repeated="2"/>
          <table:table-cell office:value-type="string" table:number-columns-spanned="3" table:number-rows-spanned="1">
            <text:p>For the soldiers, property of Zikir-ilišu, that (are) for the replacement troops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4.</text:p>
          </table:table-cell>
          <table:table-cell table:number-columns-repeated="2"/>
          <table:table-cell office:value-type="string" table:number-columns-spanned="3" table:number-rows-spanned="1">
            <text:p>Meadowland of Albana, holdings of the citizens of Karhada town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5.</text:p>
          </table:table-cell>
          <table:table-cell office:value-type="string">
            <text:p>18 @iku</text:p>
          </table:table-cell>
          <table:table-cell office:value-type="string">
            <text:p>20 @gur</text:p>
          </table:table-cell>
          <table:table-cell office:value-type="string">
            <text:p>10 @gur</text:p>
          </table:table-cell>
          <table:table-cell/>
          <table:table-cell office:value-type="string">
            <text:p>Cultivated land of Huwatum, shepherd</text:p>
          </table:table-cell>
          <table:table-cell table:number-columns-repeated="1018"/>
        </table:table-row>
        <table:table-row table:style-name="ro2">
          <table:table-cell office:value-type="string">
            <text:p>6.</text:p>
          </table:table-cell>
          <table:table-cell office:value-type="string">
            <text:p>18 @iku</text:p>
          </table:table-cell>
          <table:table-cell office:value-type="string">
            <text:p>20 @gur</text:p>
          </table:table-cell>
          <table:table-cell office:value-type="string">
            <text:p>10 @gur</text:p>
          </table:table-cell>
          <table:table-cell table:style-name="Default"/>
          <table:table-cell office:value-type="string">
            <text:p>Cultivated land of Ibni-Adad</text:p>
          </table:table-cell>
          <table:table-cell table:number-columns-repeated="1018"/>
        </table:table-row>
        <table:table-row table:style-name="ro2">
          <table:table-cell office:value-type="string">
            <text:p>7.</text:p>
          </table:table-cell>
          <table:table-cell table:number-columns-repeated="3"/>
          <table:table-cell office:value-type="string" table:number-columns-spanned="2" table:number-rows-spanned="1">
            <text:p>@?from?@ ..., son of Ṣiatum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8.</text:p>
          </table:table-cell>
          <table:table-cell table:number-columns-repeated="2"/>
          <table:table-cell office:value-type="string" table:number-columns-spanned="3" table:number-rows-spanned="1">
            <text:p>Holding of the major of Der, troops [...]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9.</text:p>
          </table:table-cell>
          <table:table-cell office:value-type="string">
            <text:p>18 @iku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Cultivated land of Ipquatum, [mayor]</text:p>
          </table:table-cell>
          <table:table-cell table:number-columns-repeated="1018"/>
        </table:table-row>
        <table:table-row table:style-name="ro2">
          <table:table-cell office:value-type="string">
            <text:p>10.</text:p>
          </table:table-cell>
          <table:table-cell office:value-type="string">
            <text:p>18 @iku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Cultivated land of Sin-ayyabaš</text:p>
          </table:table-cell>
          <table:table-cell table:number-columns-repeated="1018"/>
        </table:table-row>
        <table:table-row table:style-name="ro2">
          <table:table-cell office:value-type="string">
            <text:p>11.</text:p>
          </table:table-cell>
          <table:table-cell office:value-type="string">
            <text:p>9 @iku</text:p>
          </table:table-cell>
          <table:table-cell office:value-type="string">
            <text:p>20 @gur</text:p>
          </table:table-cell>
          <table:table-cell office:value-type="string">
            <text:p>5 @gur</text:p>
          </table:table-cell>
          <table:table-cell/>
          <table:table-cell office:value-type="string">
            <text:p>Cultivated land of Ṣilli-ili and [...]</text:p>
          </table:table-cell>
          <table:table-cell table:number-columns-repeated="1018"/>
        </table:table-row>
        <table:table-row table:style-name="ro2">
          <table:table-cell office:value-type="string">
            <text:p>12.</text:p>
          </table:table-cell>
          <table:table-cell table:number-columns-repeated="2"/>
          <table:table-cell office:value-type="string" table:number-columns-spanned="3" table:number-rows-spanned="1">
            <text:p>Holding of Sin-iqišam, troops ... [...]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13.</text:p>
          </table:table-cell>
          <table:table-cell table:number-columns-repeated="2"/>
          <table:table-cell office:value-type="string" table:number-columns-spanned="3" table:number-rows-spanned="1">
            <text:p>Except for 15 @gur that @?Beliš-...?@ [...]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14.</text:p>
          </table:table-cell>
          <table:table-cell table:number-columns-repeated="2"/>
          <table:table-cell office:value-type="string" table:number-columns-spanned="3" table:number-rows-spanned="1">
            <text:p>Ili-turam, soldier(s) ... Mar-Ištar ... [...] ....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15.</text:p>
          </table:table-cell>
          <table:table-cell office:value-type="string">
            <text:p>18 @iku</text:p>
          </table:table-cell>
          <table:table-cell office:value-type="string">
            <text:p>30 @gur</text:p>
          </table:table-cell>
          <table:table-cell office:value-type="string">
            <text:p>15 @gur</text:p>
          </table:table-cell>
          <table:table-cell/>
          <table:table-cell office:value-type="string">
            <text:p>... Sin-magir, son of Sin-remeni</text:p>
          </table:table-cell>
          <table:table-cell table:number-columns-repeated="1018"/>
        </table:table-row>
        <table:table-row table:style-name="ro2">
          <table:table-cell office:value-type="string">
            <text:p>16.</text:p>
          </table:table-cell>
          <table:table-cell table:number-columns-repeated="4"/>
          <table:table-cell office:value-type="string">
            <text:p>Cultivated land of Ipquatum, mayor</text:p>
          </table:table-cell>
          <table:table-cell table:number-columns-repeated="1018"/>
        </table:table-row>
        <table:table-row table:style-name="ro2">
          <table:table-cell office:value-type="string">
            <text:p>17.</text:p>
          </table:table-cell>
          <table:table-cell/>
          <table:table-cell office:value-type="string" table:number-columns-spanned="4" table:number-rows-spanned="1">
            <text:p>From out of which, 264@iku total of the citizens of Kipram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string">
            <text:p>18.</text:p>
          </table:table-cell>
          <table:table-cell table:number-columns-repeated="3"/>
          <table:table-cell office:value-type="string" table:number-columns-spanned="2" table:number-rows-spanned="1">
            <text:p>On theTigris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19.</text:p>
          </table:table-cell>
          <table:table-cell table:number-columns-repeated="3"/>
          <table:table-cell office:value-type="string" table:number-columns-spanned="2" table:number-rows-spanned="1">
            <text:p>Property of Imdilum which was given to Taribum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20.</text:p>
          </table:table-cell>
          <table:table-cell table:number-columns-repeated="2"/>
          <table:table-cell office:value-type="string" table:number-columns-spanned="3" table:number-rows-spanned="1">
            <text:p>together with the [(...)] meadowlands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1.</text:p>
          </table:table-cell>
          <table:table-cell/>
          <table:table-cell office:value-type="string">
            <text:p>99 @iku 70@sar</text:p>
          </table:table-cell>
          <table:table-cell/>
          <table:table-cell office:value-type="string">
            <text:p>...</text:p>
          </table:table-cell>
          <table:table-cell office:value-type="string">
            <text:p>[..]</text:p>
          </table:table-cell>
          <table:table-cell table:number-columns-repeated="1018"/>
        </table:table-row>
        <table:table-row table:style-name="ro2">
          <table:table-cell office:value-type="string">
            <text:p>$ rest of reverse missing</text:p>
          </table:table-cell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12/01/2013</text:date>, <text:time>22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5T16:46:12</meta:creation-date>
    <meta:editing-duration>PT05H49M28S</meta:editing-duration>
    <meta:editing-cycles>40</meta:editing-cycles>
    <meta:generator>NeoOffice/3.2.1$Unix OpenOffice.org_project/Patch 8</meta:generator>
    <meta:initial-creator>Eleanor Robson</meta:initial-creator>
    <dc:date>2013-01-12T22:33:30</dc:date>
    <dc:creator>Eleanor Robson</dc:creator>
    <meta:document-statistic meta:table-count="3" meta:cell-count="491" meta:object-count="0"/>
  </office:meta>
</office:document-meta>
</file>